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ff"/>
      <style:text-properties fo:color="#2323dc" fo:font-size="14pt" style:font-size-asian="14pt" style:font-size-complex="14pt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0047ff" fo:font-size="14pt" style:font-size-asian="14pt" style:font-size-complex="14pt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7" office:value-type="string">
            <text:p>Chessvalidator boar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string">
            <text:p>bR</text:p>
          </table:table-cell>
          <table:table-cell table:style-name="ce4" office:value-type="string">
            <text:p>bN</text:p>
          </table:table-cell>
          <table:table-cell table:style-name="ce4" office:value-type="string">
            <text:p>bB</text:p>
          </table:table-cell>
          <table:table-cell table:style-name="ce4" office:value-type="string">
            <text:p>bQ</text:p>
          </table:table-cell>
          <table:table-cell table:style-name="ce4" office:value-type="string">
            <text:p>bK</text:p>
          </table:table-cell>
          <table:table-cell table:style-name="ce4" office:value-type="string">
            <text:p>bB</text:p>
          </table:table-cell>
          <table:table-cell table:style-name="ce4" office:value-type="string">
            <text:p>bN</text:p>
          </table:table-cell>
          <table:table-cell table:style-name="ce4" office:value-type="string">
            <text:p>bR</text:p>
          </table:table-cell>
          <table:table-cell table:style-name="ce3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8" table:style-name="ce4" office:value-type="string">
            <text:p>bP</text:p>
          </table:table-cell>
          <table:table-cell table:style-name="ce3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5" table:style-name="ce4" office:value-type="string">
            <text:p>--</text:p>
          </table:table-cell>
          <table:table-cell table:style-name="ce4" office:value-type="string">
            <text:p>bP</text:p>
          </table:table-cell>
          <table:table-cell table:number-columns-repeated="2" table:style-name="ce4" office:value-type="string">
            <text:p>--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8" table:style-name="ce4" office:value-type="string">
            <text:p>--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8" table:style-name="ce4" office:value-type="string">
            <text:p>--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5" table:style-name="ce4" office:value-type="string">
            <text:p>--</text:p>
          </table:table-cell>
          <table:table-cell table:style-name="ce4" office:value-type="string">
            <text:p>wP</text:p>
          </table:table-cell>
          <table:table-cell table:number-columns-repeated="2" table:style-name="ce4" office:value-type="string">
            <text:p>--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8" table:style-name="ce4" office:value-type="string">
            <text:p>wP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office:value-type="string">
            <text:p>wR</text:p>
          </table:table-cell>
          <table:table-cell table:style-name="ce5" office:value-type="string">
            <text:p>wN</text:p>
          </table:table-cell>
          <table:table-cell table:style-name="ce5" office:value-type="string">
            <text:p>wB</text:p>
          </table:table-cell>
          <table:table-cell table:style-name="ce5" office:value-type="string">
            <text:p>wQ</text:p>
          </table:table-cell>
          <table:table-cell table:style-name="ce5" office:value-type="string">
            <text:p>wK</text:p>
          </table:table-cell>
          <table:table-cell table:style-name="ce5" office:value-type="string">
            <text:p>wB</text:p>
          </table:table-cell>
          <table:table-cell table:style-name="ce5" office:value-type="string">
            <text:p>wN</text:p>
          </table:table-cell>
          <table:table-cell table:style-name="ce5" office:value-type="string">
            <text:p>wR</text:p>
          </table:table-cell>
          <table:table-cell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</meta:initial-creator>
    <meta:creation-date>2014-09-22T22:30:25</meta:creation-date>
    <dc:date>2014-09-22T23:44:35</dc:date>
    <dc:creator>Jordi </dc:creator>
    <meta:editing-duration>PT58M59S</meta:editing-duration>
    <meta:editing-cycles>1</meta:editing-cycles>
    <meta:document-statistic meta:table-count="3" meta:cell-count="97" meta:object-count="0"/>
    <meta:generator>LibreOffice/3.5$Linux_X86_64 LibreOffice_project/350m1$Build-2</meta:generator>
  </office:meta>
</office:document-meta>
</file>